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style:text-autospace="none"/>
      <style:text-properties style:font-name="Lucida Sans Unicode" fo:font-size="10pt" style:font-name-asian="CMR10" style:font-size-asian="10pt" style:font-name-complex="CMR10" style:font-size-complex="10pt"/>
    </style:style>
    <style:style style:name="P3"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4" style:family="paragraph" style:parent-style-name="Standard">
      <style:paragraph-properties fo:text-align="justify" style:justify-single-word="false" style:text-autospace="none"/>
      <style:text-properties style:font-name="Lucida Sans Unicode" fo:font-size="10pt" style:text-underline-style="none" style:font-name-asian="CMR10" style:font-size-asian="10pt" style:font-name-complex="CMR10" style:font-size-complex="10pt"/>
    </style:style>
    <style:style style:name="P5" style:family="paragraph" style:parent-style-name="Standard">
      <style:paragraph-properties fo:text-align="justify" style:justify-single-word="false" style:text-autospace="none"/>
      <style:text-properties style:font-name="Lucida Sans Unicode" fo:font-size="10pt" style:text-underline-style="solid" style:text-underline-width="auto" style:text-underline-color="font-color" style:font-name-asian="CMR10" style:font-size-asian="10pt" style:font-name-complex="CMR10" style:font-size-complex="10pt"/>
    </style:style>
    <style:style style:name="P6" style:family="paragraph" style:parent-style-name="Heading">
      <style:paragraph-properties fo:text-align="center" style:justify-single-word="false"/>
    </style:style>
    <style:style style:name="P7" style:family="paragraph" style:parent-style-name="Heading_20_2">
      <style:paragraph-properties fo:margin-left="0.4925in" fo:margin-right="0in" fo:text-indent="0in" style:auto-text-indent="false"/>
    </style:style>
    <style:style style:name="P8" style:family="paragraph" style:parent-style-name="Heading_20_2">
      <style:paragraph-properties fo:margin-left="0.4925in" fo:margin-right="0in" fo:text-align="justify" style:justify-single-word="false" fo:text-indent="0in" style:auto-text-indent="false"/>
    </style:style>
    <style:style style:name="P9" style:family="paragraph" style:parent-style-name="Salutation">
      <style:paragraph-properties fo:text-align="end" style:justify-single-word="false"/>
    </style:style>
    <style:style style:name="P10" style:family="paragraph" style:parent-style-name="Standard">
      <style:paragraph-properties fo:text-align="justify" style:justify-single-word="false" style:text-autospace="none"/>
      <style:text-properties style:font-name="Lucida Sans Unicode" fo:font-size="10pt" style:font-name-asian="CMR10" style:font-size-asian="10pt" style:font-name-complex="CMR10" style:font-size-complex="10pt"/>
    </style:style>
    <style:style style:name="P11" style:family="paragraph" style:parent-style-name="Standard">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2"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3"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4"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5" style:family="paragraph" style:parent-style-name="Standard" style:list-style-name="L1">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6"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7"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8"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19"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0"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1"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2" style:family="paragraph" style:parent-style-name="Standard" style:list-style-name="L2">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3"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4"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5"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6"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7" style:family="paragraph" style:parent-style-name="Standard" style:list-style-name="L3">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8" style:family="paragraph" style:parent-style-name="Standard" style:list-style-name="L4">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29" style:family="paragraph" style:parent-style-name="Standard" style:list-style-name="L4">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0"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1"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2" style:family="paragraph" style:parent-style-name="Standard" style:list-style-name="L5">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3"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4"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5" style:family="paragraph" style:parent-style-name="Standard" style:list-style-name="L6">
      <style:paragraph-properties fo:line-height="150%" fo:text-align="justify" style:justify-single-word="false" style:text-autospace="none"/>
      <style:text-properties style:font-name="Lucida Sans Unicode" fo:font-size="9pt" style:font-name-asian="CMR10" style:font-size-asian="9pt" style:font-name-complex="CMR10" style:font-size-complex="9pt"/>
    </style:style>
    <style:style style:name="P36" style:family="paragraph" style:parent-style-name="Standard">
      <style:paragraph-properties fo:line-height="150%" fo:text-align="justify" style:justify-single-word="false" style:text-autospace="none"/>
      <style:text-properties style:font-name="Lucida Sans Unicode" fo:font-size="9pt" style:text-underline-style="none" style:font-name-asian="CMR10" style:font-size-asian="9pt" style:font-name-complex="CMR10" style:font-size-complex="9pt"/>
    </style:style>
    <style:style style:name="P37" style:family="paragraph" style:parent-style-name="Standard">
      <style:paragraph-properties fo:line-height="150%" fo:text-align="justify" style:justify-single-word="false" style:text-autospace="none"/>
      <style:text-properties style:font-name="Lucida Sans Unicode" fo:font-size="9pt" fo:font-style="italic" style:font-name-asian="CMR10" style:font-size-asian="9pt" style:font-style-asian="italic" style:font-name-complex="CMR10" style:font-size-complex="9pt" style:font-style-complex="italic"/>
    </style:style>
    <style:style style:name="P38" style:family="paragraph" style:parent-style-name="Standard">
      <style:text-properties style:font-name="Lucida Sans Unicode" fo:font-style="italic" style:font-style-asian="italic" style:font-style-complex="italic"/>
    </style:style>
    <style:style style:name="P39" style:family="paragraph" style:parent-style-name="Standard">
      <style:paragraph-properties style:text-autospace="none"/>
      <style:text-properties style:font-name="CMR10" fo:font-size="10pt" style:font-name-asian="CMR10" style:font-size-asian="10pt" style:font-name-complex="CMR10" style:font-size-complex="10pt"/>
    </style:style>
    <style:style style:name="P40" style:family="paragraph" style:parent-style-name="Text_20_body">
      <style:text-properties fo:font-style="italic" style:font-style-asian="italic" style:font-style-complex="italic"/>
    </style:style>
    <style:style style:name="P41" style:family="paragraph" style:parent-style-name="Heading_20_2">
      <style:paragraph-properties fo:margin-left="0.4925in" fo:margin-right="0in" fo:text-indent="0in" style:auto-text-indent="false"/>
    </style:style>
    <style:style style:name="P42" style:family="paragraph" style:parent-style-name="Heading_20_2">
      <style:paragraph-properties fo:margin-left="0.4925in" fo:margin-right="0in" fo:text-align="justify" style:justify-single-word="false" fo:text-indent="0in" style:auto-text-indent="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bajo Práctico 2</text:p>
      <text:p text:style-name="P6">Sistemas Operativos </text:p>
      <text:p text:style-name="P6">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
      <text:p text:style-name="P9"><text:span text:style-name="Footnote_20_Symbol"><text:span text:style-name="T1">Implementación de un sistema operativo multitarea</text:span></text:span></text:p>
      <text:p text:style-name="P9"><text:span text:style-name="Footnote_20_Symbol"><text:span text:style-name="T1">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2">Resumen</text:h>
      <text:p text:style-name="P37">Se pide realizar un programa que conmute diferentes procesos, asignandoles a cada uno un tiempo de ejecucion. El multitasker no corre sobre ningún Sistema Operativo,</text:p>
      <text:p text:style-name="P37">se ubica en memoria utilizando un bootloader GRUB. El mismo debe ser implementado para plataformas Intel de 32 bits, en modo protegido.</text:p>
      <text:p text:style-name="P37">El multitasker debe ser preemptivo y tomar como base la interrupción de hardware correspondiente al timer tick.</text:p>
      <text:p text:style-name="P39"><text:soft-page-break/></text:p>
      <text:h text:style-name="P7" text:outline-level="2">Introducción</text:h>
      <text:p text:style-name="P11">Para esta entrega se parte del Trabajo especial presentado para la materia “Arquitecturas de computadoras” y se procede a implementar el multitasker desde ahi.</text:p>
      <text:p text:style-name="P11">En cuanto al multitasker, este presenta 2 tipos de funcionamiento: round robin y round robin con prioridades, los cuales serán explicados con mas detalle en la sección correspondiente.</text:p>
      <text:p text:style-name="P11">En cuanto al desalojo de procesos, se decidio no utilizar el método provisto por el procesador (recurriendo a TSS) sino que se implementó uno desde cero.</text:p>
      <text:p text:style-name="P11">La preemptividad del multitasker se asegura dado que los procesos que están corriendo no pueden hacer nada para evitar ser sacados del procesador ya que no participan en esto sino que se utiliza la interrupcion INT08 para determinar cuando un proceso debe desalojar el mismo y se llama a un scheduler de procesos para realizar el traspaso.</text:p>
      <text:p text:style-name="P2"/>
      <text:h text:style-name="P8" text:outline-level="2">Organización de la entrega</text:h>
      <text:p text:style-name="P11">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odigo fuente de las aplicaciones del sistema operativo como los header de las mismas.</text:p>
      <text:p text:style-name="P11">Ademas, en el raiz se ubican el Makefile y los subdirectorios de la Imagen del Sistema operativo y el codigo binario del mismo.</text:p>
      <text:p text:style-name="P3"/>
      <text:p text:style-name="P3"/>
      <text:h text:style-name="P8" text:outline-level="2">Contexto de Tareas</text:h>
      <text:p text:style-name="P11">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es. Ya que el scheduler guarda en cada registro asignado a los procesos cual era su ESP en el momento en que estos abandonaron el microprocesador.</text:p>
      <text:p text:style-name="P3"/>
      <text:h text:style-name="P8" text:outline-level="2">Generador de contextos</text:h>
      <text:p text:style-name="P11">Cuando se crea un nuevo proceso se genera el stack frame del mismo, esto se implementa por medio de una funcion de assembler de nombre createStackFrame, la misma recibe como parametro la direccion del nuevo ESP y un puntero a funcion que corresponde a la nueva funcion a ejecutar.</text:p>
      <text:p text:style-name="P11">Lo que hace es reemplazar el registro ESP por el valor que recibe como parametro y luego pushea el estado de los registros, CS y ESP. <text:s/>Esto se hace para que cuando el scheduler le de el procesador a este proceso, el mismo encuentre su contexto sin inconsistencias. Finalmente retornaen su nombre el valor de ESP a la función createProcess.</text:p>
      <text:p text:style-name="P5"><text:soft-page-break/></text:p>
      <text:h text:style-name="P8" text:outline-level="2">Generador de procesos</text:h>
      <text:p text:style-name="P36">Los procesos se crean llamando a CreateProcess, la cual se encarga de: por un lado le asigna una pagina de memoria al stack y otra al heap, luego inicializa la misma y finalmente llama a createStackFrame para guardar toda esta informacion en arreglo de estructuras de tipo process_t, las mismas serán utilizadas luego por el scheduler y la funcion top para realizar las tareas de multitasking. Vale aclarar que es aquí donde se asignan las prioridades a los procesos para que luego el scheduler decida cuanto tiempo viviran en el procesador. En caso de que no se asignen prioridades el scheduler mismo asignara la minima si el numero seteado no fuera valido dentro de los parametros de este sistema operativo.</text:p>
      <text:p text:style-name="P4"/>
      <text:h text:style-name="P8" text:outline-level="2">Entrada Salida</text:h>
      <text:p text:style-name="P36">Cuando se trata de entrada/salida se mantuvo el mismo modelo que se tenía anteriormente realiza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as alla de indicar el file descriptor destino.</text:p>
      <text:p text:style-name="P36">Una vez que el kernel cargó, este le asigna un FD de lectura y un FD de video a la TTY activa, se hablará mas de TTYs en la sección correspondiente.</text:p>
      <text:p text:style-name="P36">Ademas vale destacar que la librería de entrada/salida que se le ofrece al programador del sistema operativo (se encuentra en io.c) es bastante completa e implementa las funciones de la conocida stdio de UNIX, lo cual ayuda tambien a facilitar al programador las herramientas para desarrollar al no tener que aprender nuevas funciones.</text:p>
      <text:p text:style-name="P4"/>
      <text:h text:style-name="P8" text:outline-level="2">TTY</text:h>
      <text:p text:style-name="P36">Las multiples TTYs fueron implementadas como un vector de TTYs, donde la estructura que define a cada una indica si las mismas están activas y mantienen datos sobre los File Descriptors que estas tienen asignados. Actualmente se soportan hasta 7 TTYs, lo cual es modificable en el archivo tty.h. </text:p>
      <text:p text:style-name="P36">Las TTYs funcionan independientemente unas de otras y tienen como agregados muy util la posibilidad de hacer scroll dentro de las mismas para ver comandos anteriores y sus respuestas por medio de la tecla pg up y pg down, esto es posible porque guardan un buffer de video mas alla de lo que la pantalla llega a mostrar. Ademas las TTYs implementan versiones de getByte y setByte propias a las mismas para controlar el flujo de entrada/salida de los procesos asociados a ellas, esto decidio resolverse asi ya que debia controlarse la como los procesos que corren consumen caracteres de la entrada o escriben en la salida.</text:p>
      <text:p text:style-name="P4"/>
      <text:h text:style-name="P8" text:outline-level="2">Scheduler</text:h>
      <text:p text:style-name="P11">El Scheduler funciona de dos maneras: en round-robin y en round-robin con prioridades, el <text:soft-page-break/>funcionamiento de las dos es similar, con la salvedad de que el primero siempre le asigna un tiempo de procesador de 1 timer tick a cada proeso, mientras que el segundo asigna tiempos que varian entre 1 y 4 dependiendo de la prioridad de cada proceso. La implementación del scheduler va de la mano del cambio de contextos ya que es el scheduler el que le dicta cual es la direccion del nuevo ESP. La version entregada solo ofrece soporte para 64 aplicaciones facilmente expandible a mas modificando la constante simbolica correspondiente.</text:p>
      <text:p text:style-name="P11">El scheduler esta implementado como una cola circular que cada vez que debe dar el procesador a otro proceso actua de la siguiente manera:</text:p>
      <text:list text:style-name="L1">
        <text:list-item>
          <text:p text:style-name="P12">Guarda el ESP actual en la estructura del proceso actual.</text:p>
        </text:list-item>
        <text:list-item>
          <text:p text:style-name="P12">Lee el estado del siguiente proceso en la lista, si el estado del mismo no es PROC_READY entonces lee el del proximo.</text:p>
        </text:list-item>
        <text:list-item>
          <text:p text:style-name="P12">Repite el segundo paso hasta encontrar un proceso con estado PROC_READY</text:p>
        </text:list-item>
        <text:list-item>
          <text:p text:style-name="P12">Retorna el subindice en la cola del nuevo proceso</text:p>
        </text:list-item>
      </text:list>
      <text:p text:style-name="P11">En el caso del scheduler con prioridad la implementacion es muy similar</text:p>
      <text:list text:style-name="L2">
        <text:list-item>
          <text:p text:style-name="P16">Guarda el ESP actual en la estructura del proceso actual.</text:p>
        </text:list-item>
        <text:list-item>
          <text:p text:style-name="P16">Si el proceso actual estuvo menos tiempo en el procesador del tiempo que debe entonces lo deja y le suma 1 a la cantidad de time slots que vivio</text:p>
        </text:list-item>
        <text:list-item>
          <text:p text:style-name="P16">Por el contrario, si ya cumplio su tiempo de vida:</text:p>
          <text:p text:style-name="P16">Lee el estado del siguiente proceso en la lista, si el estado del mismo no es PROC_READY entonces lee el del proximo.</text:p>
        </text:list-item>
        <text:list-item>
          <text:p text:style-name="P16">Repite el tercer paso hasta encontrar un proceso con estado PROC_READY</text:p>
        </text:list-item>
        <text:list-item>
          <text:p text:style-name="P16">En la estructura que define a este proceso setea su tiempo vivido con 0</text:p>
        </text:list-item>
        <text:list-item>
          <text:p text:style-name="P16">Retorna el subindice en la cola del nuevo proceso</text:p>
        </text:list-item>
      </text:list>
      <text:p text:style-name="P11">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3"/>
      <text:h text:style-name="P8" text:outline-level="2">Estado de Procesos</text:h>
      <text:p text:style-name="P11">El estado de los procesos en cualquier momento dado es uno de los siguientes:</text:p>
      <text:list text:style-name="L3">
        <text:list-item>
          <text:p text:style-name="P23">PROC_BLOQUED</text:p>
        </text:list-item>
        <text:list-item>
          <text:p text:style-name="P23">PROC_SLEEP_BLOQUED – Para procesos que estan durmiendo</text:p>
        </text:list-item>
        <text:list-item>
          <text:p text:style-name="P23">PROC_STDIN_BLOQUED – Para procesos que se bloquearon leyendo una entrada vacia</text:p>
        </text:list-item>
        <text:list-item>
          <text:p text:style-name="P23">PROC_READY – Para procesos que no estan bloqueados ni ejecutandose</text:p>
        </text:list-item>
        <text:list-item>
          <text:p text:style-name="P23">PROC_EXECUTING – Para procesos que estan ejecutandose</text:p>
        </text:list-item>
      </text:list>
      <text:p text:style-name="P11">Ademas, a cada proceso le corresponde una prioridad entre 0 y 4 que indica la importancia del mismo, siendo 0 la minima y 4 la máxima, cualquier intento de cambiar la misma por un valor no comprendido entre estos dos hará que el proceso automáticamente tenga prioridad 0.</text:p>
      <text:p text:style-name="P11">La prioridad de los procesos se utiliza principalmente para determinar cuantos time slots se le asigna a cada proceso (recordar que 1 time slot = 1 timer tick), los procesos de prioridad 0 permanecen 1 time slot en ejecución, los de prioridad 1 permacen 2 time slots, etc.</text:p>
      <text:p text:style-name="P11">El Scheduler ofrece además una interface para saber que procesos ocupan el procesador en un momento dado y en que porcentaje, estado de los mismos, etc. La misma se llama con la funcion top(), y como ejemplo del uso de la misma se encuentra la funcion topApp() que <text:soft-page-break/>muestra en formato tabular esta información.</text:p>
      <text:p text:style-name="P11">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11">Se considera que a menos que un proceso este en estado PROC_READY, el mismo no ocupa timeslots del procesador y cuando se ejecute la funcion top esto es lo que se vera reflejado en el output.</text:p>
      <text:p text:style-name="P3"/>
      <text:h text:style-name="P8" text:outline-level="2">IPC</text:h>
      <text:p text:style-name="P11">Para permitir la comunicación entre procesos se implementó el IPC de UNIX shared memory, acompañado por supuesto de una implementación de semáforos.</text:p>
      <text:p text:style-name="P11">Los shared memory se identifican por una key que debe ser única y son guardados en un arreglo de registros de tipo s_ipc_block_shm los cuales identifican univocamente a los mismos.</text:p>
      <text:p text:style-name="P11">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11">Por otro lado los semáforos tambien son guardados en un arreglo de estructuras, con la diferencia de que el 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3"/>
      <text:h text:style-name="P8" text:outline-level="2">Intérprete de comandos</text:h>
      <text:p text:style-name="P11">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11">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11">Los programas que pueden ser llamados desde el shell se registran (en el archivo shell.c) como handlers que llaman a los mismos, de esta manera se mantiene la uniformidad en la llamada.</text:p>
      <text:p text:style-name="P11">Una de las debilidades del mismo es que la historia de comandos solo llega a abarcar como maximo 10, aunque esto es simplemente modificable, ya que la constante simbolica que lo define es la unica limitacion en este aspecto.</text:p>
      <text:p text:style-name="P3"/>
      <text:h text:style-name="P8" text:outline-level="2"><text:soft-page-break/>Fork</text:h>
      <text:p text:style-name="P11">Este método para la duplicación de procesos fue implementado mediante un syscall.</text:p>
      <text:p text:style-name="P5"/>
      <text:h text:style-name="P8" text:outline-level="2">Procesos en background</text:h>
      <text:p text:style-name="P11">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3"/>
      <text:h text:style-name="P8" text:outline-level="2">Administración de memoria</text:h>
      <text:p text:style-name="P11">Se eligio utilizar un modelo flat en cuanto a la unidad de segmentación, ya que al no poder desactivarla, lo mas parecido a eso es definir 4 segmentos diferentes, los cuales son:</text:p>
      <text:list text:style-name="L4">
        <text:list-item>
          <text:p text:style-name="P28">2 Segmentos de codigo que ocupan toda la memoria cada uno, uno de 16bits y otro de 32 bits.</text:p>
        </text:list-item>
        <text:list-item>
          <text:p text:style-name="P28">2 Segmentos de datos que ocupan toda la memoria cada uno, uno de 16 bits y otro de 32 bits.</text:p>
        </text:list-item>
      </text:list>
      <text:p text:style-name="P11">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5">
        <text:list-item>
          <text:p text:style-name="P30">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30">Cada vez que se pida una nueva pagina, la librería de paginacion busca la primer pagina vacia y la reserva, asi como tambien otras paginas si ese fuera el caso.</text:p>
        </text:list-item>
        <text:list-item>
          <text:p text:style-name="P30">Para dar de baja o de alta una pagina basta con setear en el registro de atributos de la misma el ultimo bit en 0 o 1 dependiendo de si se la quiere dar de baja o de alta.</text:p>
        </text:list-item>
      </text:list>
      <text:p text:style-name="P11">Por otro lado, a diferencia del trabajo presentado en “Arquitecturas de computadoras”, se ofrece la posibilidad de pedir memoria dinamicamente, utilizando el ya conocido malloc(). Este funciona de la siguiente manera:</text:p>
      <text:list text:style-name="L6">
        <text:list-item>
          <text:p text:style-name="P33">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33">Cuando se pide un bloque de memoria el memory manager se fija si tiene suficiente memoria disponible, si es asi le asigna un bloque al proceso que lo pidio y actualiza el <text:soft-page-break/>puntero al primer bloque libre.</text:p>
        </text:list-item>
        <text:list-item>
          <text:p text:style-name="P33">Cuando se quiere liberar un bloque de memoria basta con setear el flag de free en el header del mismo. Ademas, para mantener consistente la lista se une el nuevo bloque libre a sus vecinos si estos estuvieran libres.</text:p>
        </text:list-item>
      </text:list>
      <text:p text:style-name="P3"><text:tab/></text:p>
      <text:h text:style-name="P8" text:outline-level="2">Programas de prueba</text:h>
      <text:p text:style-name="P11">Aunque rudimentarios, los programas de prueba a, b, c, d muestran claramente como se realiza el multitasking, cada uno de ellos imprime la letra q se indica en su nombre con un color que la distingue de las demas, al correr los cuatro al mismo tiempo deja ver como los procesos se ejecutan por cierto tiempo y luego son reemplazados por otros, imprimiendo algo distinto cada vez. Sinceramente fue la forma mas clara y convincente de demostrar que el sistema ofrece multitask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5T18:51:10</dc:date>
    <meta:editing-cycles>14</meta:editing-cycles>
    <meta:editing-duration>PT14H39M48S</meta:editing-duration>
    <meta:user-defined meta:name="Información 1"/>
    <meta:user-defined meta:name="Información 2"/>
    <meta:user-defined meta:name="Información 3"/>
    <meta:user-defined meta:name="Información 4"/>
    <meta:document-statistic meta:table-count="0" meta:image-count="0" meta:object-count="0" meta:page-count="8" meta:paragraph-count="88" meta:word-count="2761" meta:character-count="16027"/>
  </office:meta>
</office:document-meta>
</file>